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1a341a" officeooo:paragraph-rsid="0025467b"/>
    </style:style>
    <style:style style:name="P2" style:family="paragraph" style:parent-style-name="Text_20_body">
      <style:text-properties officeooo:rsid="001a341a" officeooo:paragraph-rsid="001a341a"/>
    </style:style>
    <style:style style:name="P3" style:family="paragraph" style:parent-style-name="Horizontal_20_Line">
      <style:text-properties officeooo:rsid="001a341a"/>
    </style:style>
    <style:style style:name="P4" style:family="paragraph" style:parent-style-name="Text_20_body">
      <style:text-properties officeooo:rsid="001a341a"/>
    </style:style>
    <style:style style:name="P5" style:family="paragraph" style:parent-style-name="Text_20_body" style:list-style-name="L1">
      <style:text-properties officeooo:rsid="001a341a"/>
    </style:style>
    <style:style style:name="P6" style:family="paragraph" style:parent-style-name="Text_20_body" style:list-style-name="L2">
      <style:text-properties officeooo:rsid="001a341a"/>
    </style:style>
    <style:style style:name="P7" style:family="paragraph" style:parent-style-name="Text_20_body" style:list-style-name="L3">
      <style:text-properties officeooo:rsid="001a341a"/>
    </style:style>
    <style:style style:name="P8" style:family="paragraph" style:parent-style-name="Text_20_body" style:list-style-name="L3">
      <style:text-properties officeooo:rsid="001e7044" officeooo:paragraph-rsid="001e7044"/>
    </style:style>
    <style:style style:name="P9" style:family="paragraph" style:parent-style-name="Text_20_body" style:list-style-name="L4">
      <style:text-properties officeooo:rsid="001b22fe" officeooo:paragraph-rsid="001b22fe"/>
    </style:style>
    <style:style style:name="P10" style:family="paragraph" style:parent-style-name="Text_20_body" style:list-style-name="L4">
      <style:text-properties officeooo:rsid="001c3ac9" officeooo:paragraph-rsid="001c3ac9"/>
    </style:style>
    <style:style style:name="P11" style:family="paragraph" style:parent-style-name="Text_20_body" style:list-style-name="L4">
      <style:text-properties officeooo:rsid="001db9af" officeooo:paragraph-rsid="001db9af"/>
    </style:style>
    <style:style style:name="P12" style:family="paragraph" style:parent-style-name="Text_20_body">
      <style:text-properties officeooo:rsid="001b0ea7" officeooo:paragraph-rsid="001b0ea7"/>
    </style:style>
    <style:style style:name="P13" style:family="paragraph" style:parent-style-name="Heading_20_2">
      <style:text-properties officeooo:rsid="0025467b" officeooo:paragraph-rsid="0025467b"/>
    </style:style>
    <style:style style:name="P14" style:family="paragraph" style:parent-style-name="Heading_20_3">
      <style:text-properties officeooo:rsid="0025467b"/>
    </style:style>
    <style:style style:name="P15" style:family="paragraph" style:parent-style-name="Text_20_body">
      <style:text-properties officeooo:rsid="0025467b"/>
    </style:style>
    <style:style style:name="P16" style:family="paragraph" style:parent-style-name="Heading_20_3">
      <style:text-properties officeooo:rsid="0025467b" officeooo:paragraph-rsid="0025467b"/>
    </style:style>
    <style:style style:name="P17" style:family="paragraph" style:parent-style-name="Text_20_body" style:list-style-name="L5">
      <style:text-properties officeooo:rsid="0025467b"/>
    </style:style>
    <style:style style:name="P18" style:family="paragraph" style:parent-style-name="Standard">
      <style:text-properties officeooo:rsid="0025467b" officeooo:paragraph-rsid="0025467b"/>
    </style:style>
    <style:style style:name="P19" style:family="paragraph" style:parent-style-name="Heading_20_2">
      <style:paragraph-properties fo:break-before="page"/>
      <style:text-properties officeooo:rsid="002b8e12" officeooo:paragraph-rsid="00574d19"/>
    </style:style>
    <style:style style:name="P20" style:family="paragraph" style:parent-style-name="Heading_20_3">
      <style:text-properties officeooo:rsid="002b8e12" officeooo:paragraph-rsid="00574d19"/>
    </style:style>
    <style:style style:name="P21" style:family="paragraph" style:parent-style-name="Text_20_body">
      <style:text-properties officeooo:rsid="002b8e12" officeooo:paragraph-rsid="00574d19"/>
    </style:style>
    <style:style style:name="P22" style:family="paragraph" style:parent-style-name="Text_20_body" style:list-style-name="L6">
      <style:text-properties officeooo:rsid="002b8e12" officeooo:paragraph-rsid="00574d19"/>
    </style:style>
    <style:style style:name="P23" style:family="paragraph" style:parent-style-name="Text_20_body" style:list-style-name="L6">
      <style:text-properties officeooo:rsid="004d0408" officeooo:paragraph-rsid="00574d19"/>
    </style:style>
    <style:style style:name="P24" style:family="paragraph" style:parent-style-name="Text_20_body" style:list-style-name="L6">
      <style:paragraph-properties fo:break-before="page"/>
      <style:text-properties officeooo:rsid="004d0408" officeooo:paragraph-rsid="00574d19"/>
    </style:style>
    <style:style style:name="P25" style:family="paragraph" style:parent-style-name="Text_20_body">
      <style:text-properties officeooo:rsid="003fa79b" officeooo:paragraph-rsid="00574d19"/>
    </style:style>
    <style:style style:name="P26" style:family="paragraph" style:parent-style-name="Horizontal_20_Line">
      <style:text-properties officeooo:rsid="002b8e12" officeooo:paragraph-rsid="00574d19"/>
    </style:style>
    <style:style style:name="P27" style:family="paragraph" style:parent-style-name="Text_20_body" style:list-style-name="L7">
      <style:text-properties officeooo:rsid="002b8e12" officeooo:paragraph-rsid="00574d19"/>
    </style:style>
    <style:style style:name="P28" style:family="paragraph" style:parent-style-name="Text_20_body" style:list-style-name="L7">
      <style:text-properties officeooo:rsid="002b8e12" officeooo:paragraph-rsid="005a3f99"/>
    </style:style>
    <style:style style:name="P29" style:family="paragraph" style:parent-style-name="Text_20_body" style:list-style-name="L8">
      <style:text-properties officeooo:rsid="002b8e12" officeooo:paragraph-rsid="00574d19"/>
    </style:style>
    <style:style style:name="P30" style:family="paragraph" style:parent-style-name="Text_20_body" style:list-style-name="L8">
      <style:text-properties officeooo:rsid="0046137f" officeooo:paragraph-rsid="00574d19"/>
    </style:style>
    <style:style style:name="P31" style:family="paragraph" style:parent-style-name="Text_20_body" style:list-style-name="L8">
      <style:text-properties officeooo:rsid="0047b043" officeooo:paragraph-rsid="00574d19"/>
    </style:style>
    <style:style style:name="P32" style:family="paragraph" style:parent-style-name="Text_20_body">
      <style:text-properties officeooo:rsid="00480c7b" officeooo:paragraph-rsid="00574d19"/>
    </style:style>
    <style:style style:name="P33" style:family="paragraph" style:parent-style-name="Text_20_body">
      <style:text-properties officeooo:rsid="004878ca" officeooo:paragraph-rsid="00574d19"/>
    </style:style>
    <style:style style:name="P34" style:family="paragraph" style:parent-style-name="Text_20_body">
      <style:paragraph-properties fo:break-before="page"/>
      <style:text-properties officeooo:rsid="004878ca" officeooo:paragraph-rsid="00574d19"/>
    </style:style>
    <style:style style:name="P35" style:family="paragraph" style:parent-style-name="Heading_20_2">
      <style:text-properties officeooo:rsid="0030ae74" officeooo:paragraph-rsid="0030ae74"/>
    </style:style>
    <style:style style:name="P36" style:family="paragraph" style:parent-style-name="Heading_20_3">
      <style:text-properties officeooo:rsid="0030ae74"/>
    </style:style>
    <style:style style:name="P37" style:family="paragraph" style:parent-style-name="Text_20_body">
      <style:text-properties officeooo:rsid="0030ae74"/>
    </style:style>
    <style:style style:name="P38" style:family="paragraph" style:parent-style-name="Text_20_body">
      <style:text-properties officeooo:rsid="0030ae74" officeooo:paragraph-rsid="00393a11"/>
    </style:style>
    <style:style style:name="P39" style:family="paragraph" style:parent-style-name="Text_20_body">
      <style:text-properties officeooo:rsid="00606a83" officeooo:paragraph-rsid="00606a83"/>
    </style:style>
    <style:style style:name="P40" style:family="paragraph" style:parent-style-name="Text_20_body">
      <style:text-properties officeooo:rsid="0030ae74" officeooo:paragraph-rsid="006131a3"/>
    </style:style>
    <style:style style:name="P41" style:family="paragraph" style:parent-style-name="Text_20_body">
      <style:text-properties officeooo:rsid="006131a3" officeooo:paragraph-rsid="006131a3"/>
    </style:style>
    <style:style style:name="P42" style:family="paragraph" style:parent-style-name="Text_20_body">
      <style:text-properties officeooo:rsid="0061f0f3" officeooo:paragraph-rsid="0061f0f3"/>
    </style:style>
    <style:style style:name="P43" style:family="paragraph" style:parent-style-name="Text_20_body">
      <style:text-properties officeooo:rsid="00623f6f" officeooo:paragraph-rsid="00623f6f"/>
    </style:style>
    <style:style style:name="P44" style:family="paragraph" style:parent-style-name="Text_20_body">
      <style:text-properties officeooo:rsid="00628390" officeooo:paragraph-rsid="00628390"/>
    </style:style>
    <style:style style:name="P45" style:family="paragraph" style:parent-style-name="Standard">
      <style:text-properties officeooo:rsid="0030ae74" officeooo:paragraph-rsid="0030ae74"/>
    </style:style>
    <style:style style:name="P46" style:family="paragraph" style:parent-style-name="Heading_20_2">
      <style:paragraph-properties fo:break-before="page"/>
      <style:text-properties officeooo:rsid="0031086a" officeooo:paragraph-rsid="0030f567"/>
    </style:style>
    <style:style style:name="P47" style:family="paragraph" style:parent-style-name="Heading_20_3">
      <style:text-properties officeooo:rsid="0031086a"/>
    </style:style>
    <style:style style:name="P48" style:family="paragraph" style:parent-style-name="Text_20_body">
      <style:text-properties officeooo:rsid="0031086a"/>
    </style:style>
    <style:style style:name="P49" style:family="paragraph" style:parent-style-name="Text_20_body">
      <style:text-properties officeooo:rsid="0031086a" officeooo:paragraph-rsid="00393a11"/>
    </style:style>
    <style:style style:name="P50" style:family="paragraph" style:parent-style-name="Text_20_body">
      <style:text-properties officeooo:rsid="0031086a" officeooo:paragraph-rsid="003b1d45"/>
    </style:style>
    <style:style style:name="P51" style:family="paragraph" style:parent-style-name="Horizontal_20_Line">
      <style:text-properties officeooo:rsid="0031086a"/>
    </style:style>
    <style:style style:name="P52" style:family="paragraph" style:parent-style-name="Text_20_body">
      <style:text-properties officeooo:rsid="006764fb" officeooo:paragraph-rsid="006764fb"/>
    </style:style>
    <style:style style:name="P53" style:family="paragraph" style:parent-style-name="Text_20_body">
      <style:text-properties officeooo:rsid="0069904e" officeooo:paragraph-rsid="0069904e"/>
    </style:style>
    <style:style style:name="P54" style:family="paragraph" style:parent-style-name="Standard">
      <style:text-properties officeooo:rsid="002ddeaf" officeooo:paragraph-rsid="0030f567"/>
    </style:style>
    <style:style style:name="T1" style:family="text">
      <style:text-properties officeooo:rsid="0025467b"/>
    </style:style>
    <style:style style:name="T2" style:family="text">
      <style:text-properties officeooo:rsid="00252c00"/>
    </style:style>
    <style:style style:name="T3" style:family="text">
      <style:text-properties fo:font-weight="normal" style:font-weight-asian="normal" style:font-weight-complex="normal"/>
    </style:style>
    <style:style style:name="T4" style:family="text">
      <style:text-properties officeooo:rsid="0022c1f1"/>
    </style:style>
    <style:style style:name="T5" style:family="text">
      <style:text-properties officeooo:rsid="001fe135"/>
    </style:style>
    <style:style style:name="T6" style:family="text">
      <style:text-properties officeooo:rsid="001a5a12"/>
    </style:style>
    <style:style style:name="T7" style:family="text">
      <style:text-properties officeooo:rsid="001b0ea7"/>
    </style:style>
    <style:style style:name="T8" style:family="text">
      <style:text-properties officeooo:rsid="003b1d45"/>
    </style:style>
    <style:style style:name="T9" style:family="text">
      <style:text-properties officeooo:rsid="003c67a1"/>
    </style:style>
    <style:style style:name="T10" style:family="text">
      <style:text-properties officeooo:rsid="0026a915"/>
    </style:style>
    <style:style style:name="T11" style:family="text">
      <style:text-properties officeooo:rsid="0027a9d0"/>
    </style:style>
    <style:style style:name="T12" style:family="text">
      <style:text-properties officeooo:rsid="0029a58f"/>
    </style:style>
    <style:style style:name="T13" style:family="text">
      <style:text-properties officeooo:rsid="00591cfd"/>
    </style:style>
    <style:style style:name="T14" style:family="text">
      <style:text-properties officeooo:rsid="004aecf3"/>
    </style:style>
    <style:style style:name="T15" style:family="text">
      <style:text-properties officeooo:rsid="003e0948"/>
    </style:style>
    <style:style style:name="T16" style:family="text">
      <style:text-properties officeooo:rsid="004b1656"/>
    </style:style>
    <style:style style:name="T17" style:family="text">
      <style:text-properties fo:font-weight="normal" officeooo:rsid="004b1656" style:font-weight-asian="normal" style:font-weight-complex="normal"/>
    </style:style>
    <style:style style:name="T18" style:family="text">
      <style:text-properties fo:font-weight="normal" officeooo:rsid="004c9df3" style:font-weight-asian="normal" style:font-weight-complex="normal"/>
    </style:style>
    <style:style style:name="T19" style:family="text">
      <style:text-properties officeooo:rsid="003f8feb"/>
    </style:style>
    <style:style style:name="T20" style:family="text">
      <style:text-properties officeooo:rsid="004e5e7b"/>
    </style:style>
    <style:style style:name="T21" style:family="text">
      <style:text-properties officeooo:rsid="00520212"/>
    </style:style>
    <style:style style:name="T22" style:family="text">
      <style:text-properties officeooo:rsid="005a3f99"/>
    </style:style>
    <style:style style:name="T23" style:family="text">
      <style:text-properties officeooo:rsid="004425f7"/>
    </style:style>
    <style:style style:name="T24" style:family="text">
      <style:text-properties officeooo:rsid="00535149"/>
    </style:style>
    <style:style style:name="T25" style:family="text">
      <style:text-properties officeooo:rsid="005b939d"/>
    </style:style>
    <style:style style:name="T26" style:family="text">
      <style:text-properties officeooo:rsid="00645c2e"/>
    </style:style>
    <style:style style:name="T27" style:family="text">
      <style:text-properties officeooo:rsid="00393a11"/>
    </style:style>
    <style:style style:name="T28" style:family="text">
      <style:text-properties fo:font-weight="bold" officeooo:rsid="00393a11" style:font-weight-asian="bold" style:font-weight-complex="bold"/>
    </style:style>
    <style:style style:name="T29" style:family="text">
      <style:text-properties fo:font-weight="bold" style:font-weight-asian="bold" style:font-weight-complex="bold"/>
    </style:style>
    <style:style style:name="T30" style:family="text">
      <style:text-properties fo:font-weight="normal" officeooo:rsid="00393a11" style:font-weight-asian="normal" style:font-weight-complex="normal"/>
    </style:style>
    <style:style style:name="T31" style:family="text">
      <style:text-properties officeooo:rsid="003a9e43"/>
    </style:style>
    <style:style style:name="T32" style:family="text">
      <style:text-properties officeooo:rsid="006580f7"/>
    </style:style>
    <style:style style:name="T33" style:family="text">
      <style:text-properties officeooo:rsid="0065dfdc"/>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Strong_20_Emphasis"><text:span text:style-name="T1">Information sur le mandat</text:span></text:span></text:p>
      <text:p text:style-name="P2"><text:span text:style-name="Strong_20_Emphasis">1. Quel est le mandat ?</text:span><text:line-break/><text:span text:style-name="T2">L’objectif est d’</text:span><text:span text:style-name="T3">organiser un événement </text:span><text:span text:style-name="Strong_20_Emphasis"><text:span text:style-name="T3">Minecraft en local</text:span></text:span><text:span text:style-name="T3"> où les participants pourront s’affronter en PvP (joueur contre joueur) et ensuite </text:span><text:span text:style-name="Strong_20_Emphasis"><text:span text:style-name="T3">discuter et créer des liens</text:span></text:span><text:span text:style-name="T3"> autour de musique, apéro et jeux de société.</text:span></text:p>
      <text:p text:style-name="P3"/>
      <text:p text:style-name="P4"><text:span text:style-name="Strong_20_Emphasis">2. Quel résultat est attendu ?</text:span></text:p>
      <text:list text:style-name="L1">
        <text:list-item>
          <text:p text:style-name="P5">Une partie PvP Minecraft.</text:p>
        </text:list-item>
        <text:list-item>
          <text:p text:style-name="P5">Des moments de <text:span text:style-name="Strong_20_Emphasis"><text:span text:style-name="T3">socialisation</text:span></text:span> entre les joueurs après les parties <text:span text:style-name="T4">lors de l’aperitif.</text:span></text:p>
        </text:list-item>
        <text:list-item>
          <text:p text:style-name="P5">Une ambiance conviviale avec musique, apéro et éventuellement jeux de société.</text:p>
        </text:list-item>
      </text:list>
      <text:p text:style-name="P3"/>
      <text:p text:style-name="P4"><text:span text:style-name="Strong_20_Emphasis">3. Suis-je capable de réaliser les tâches avec les informations actuelles ?</text:span></text:p>
      <text:list text:style-name="L2">
        <text:list-item>
          <text:p text:style-name="P6"><text:span text:style-name="T3">La salle a-t-elle </text:span><text:span text:style-name="Strong_20_Emphasis"><text:span text:style-name="T3">Internet</text:span></text:span><text:span text:style-name="T3"> ? Si non, il faudra </text:span><text:span text:style-name="Strong_20_Emphasis"><text:span text:style-name="T3">louer un modem</text:span></text:span><text:span text:style-name="T3"> ou prévoir une solution réseau locale.</text:span></text:p>
        </text:list-item>
        <text:list-item>
          <text:p text:style-name="P6">Y a-t-il des <text:span text:style-name="Strong_20_Emphasis"><text:span text:style-name="T3">restrictions alimentaires</text:span></text:span><text:span text:style-name="T3"> </text:span>pour adapter l’apéro et grignotag<text:span text:style-name="T5">es</text:span></text:p>
        </text:list-item>
      </text:list>
      <text:p text:style-name="P3"/>
      <text:p text:style-name="P4"><text:span text:style-name="Strong_20_Emphasis">4. Quelles sont les ressources disponibles ?</text:span></text:p>
      <text:list text:style-name="L3">
        <text:list-item>
          <text:p text:style-name="P7"><text:span text:style-name="Strong_20_Emphasis">Budget : 1’000 CHF</text:span> → ça couvre location de salle, matériel, modems, nourriture, boissons, décorations, etc.</text:p>
        </text:list-item>
        <text:list-item>
          <text:p text:style-name="P8">Connaissance en modding, dont on se sert pour déjà adapter les mods entre eux, mais aussi connaissance en matériel informatique, pour eviter un modpack trop lourd à faire tourner.</text:p>
        </text:list-item>
      </text:list>
      <text:p text:style-name="P3"/>
      <text:p text:style-name="P4"><text:span text:style-name="Strong_20_Emphasis">5. Quelle est la marge de manœuvre ?</text:span></text:p>
      <text:list text:style-name="L4">
        <text:list-item>
          <text:p text:style-name="P9">Adaptation du modpack pour éviter un modpack trop gourmand en ressources.</text:p>
        </text:list-item>
        <text:list-item>
          <text:p text:style-name="P10">Location de matériel réseau.</text:p>
        </text:list-item>
        <text:list-item>
          <text:p text:style-name="P11">Il faudra des boissons et de la nourriture.</text:p>
        </text:list-item>
      </text:list>
      <text:p text:style-name="P3"><text:span text:style-name="Strong_20_Emphasis"/></text:p>
      <text:p text:style-name="P4"><text:span text:style-name="Strong_20_Emphasis">6. Qu</text:span><text:span text:style-name="Strong_20_Emphasis"><text:span text:style-name="T6">i faut-il informer de l’évolution des travaux </text:span></text:span><text:span text:style-name="Strong_20_Emphasis">?</text:span><text:line-break/><text:span text:style-name="T6">Tiziano Dimo – Project Manag</text:span><text:span text:style-name="T7">er</text:span></text:p>
      <text:p text:style-name="P12">Mon rôle sera de distribuer les tâches entre les membres de mon équipe et moi.</text:p>
      <text:h text:style-name="P13" text:outline-level="2"><text:soft-page-break/>Planification du mandat</text:h>
      <text:h text:style-name="P14" text:outline-level="3">Priorité du mandat</text:h>
      <text:p text:style-name="P15">Garantir aux participants <text:span text:style-name="T8">un confort, un cadre respectueux et un moment convivial à partager entre amis ou nouvelle connaissances. </text:span><text:span text:style-name="T9">C’est pour ça d’ailleurs qu’on a prévu la nourriture, les boissons autour de cette partie minecraft, afin de faire plus qu’une simple « LAN » qu’on pourrait lancer au final chacun chez soi sur Discord.</text:span></text:p>
      <text:h text:style-name="P16" text:outline-level="3">Outils de contrôle des tâches partielles</text:h>
      <text:p text:style-name="P15">Afin d’assurer le bon déroulement de chaque étape du projet, plusieurs outils de contrôle sont mis en place :</text:p>
      <text:list text:style-name="L5">
        <text:list-item>
          <text:p text:style-name="P17"><text:span text:style-name="Strong_20_Emphasis">Diagramme de Gantt</text:span> :<text:line-break/>Permet d’ordonner les tâches à partir de la date limite du projet et de planifier en rétroplanning.<text:line-break/>Cet outil facilite la gestion des dépendances, le suivi de l’avancement, et laisse une marge de sécurité avant le délai maximal pour anticiper les imprévus.</text:p>
        </text:list-item>
        <text:list-item>
          <text:p text:style-name="P17"><text:span text:style-name="Strong_20_Emphasis"><text:span text:style-name="T10">Trello </text:span></text:span>:<text:line-break/><text:span text:style-name="T10">Outils de checklist accessible par les organisateurs. Permet à tout le monde de pouvoir cocher les tâches accomplies au fur et à mesure, et d’en ajouter afin de garantir un bon suivi des tâches.</text:span></text:p>
        </text:list-item>
        <text:list-item>
          <text:p text:style-name="P17"><text:span text:style-name="Strong_20_Emphasis"><text:span text:style-name="T11">Procès verbal </text:span></text:span>:<text:line-break/><text:span text:style-name="T11">Résume les tâches accomplies le jour J afin d’assurer le bon déroulement et répartissement des tâches. Permet de savoir ce qui a été fait et éviter de dédoubler certaines tâche</text:span><text:span text:style-name="T12">s. Permet de facilement informer le client <text:s/>et de garantir une confiance. </text:span><text:span text:style-name="T13">Rédigé sur un documents texte.</text:span></text:p>
        </text:list-item>
      </text:list>
      <text:p text:style-name="P15"/>
      <text:p text:style-name="P18"/>
      <text:h text:style-name="P19" text:outline-level="2">Décision concernant le mandat</text:h>
      <text:h text:style-name="P20" text:outline-level="3">Critères déterminants pour la décision</text:h>
      <text:p text:style-name="P21">La prise de décision repose sur plusieurs critères <text:s/>:</text:p>
      <text:list text:style-name="L6">
        <text:list-item>
          <text:p text:style-name="P22"><text:span text:style-name="Strong_20_Emphasis"><text:span text:style-name="T14">Plan</text:span></text:span><text:span text:style-name="Strong_20_Emphasis"> </text:span><text:span text:style-name="Strong_20_Emphasis"><text:span text:style-name="T14">matériel</text:span></text:span></text:p>
          <text:p text:style-name="P22"><text:span text:style-name="T15">Savoir si c’est possible de faire le projet sur le plan matériel </text:span><text:span text:style-name="T14">et ‘réel’. <text:line-break/>Exemple : Est-ce que le PC qu’on va louer peut faire tourner le serveur et donc permettre aux participants de jouer sans trop de bug. Est-ce que la salle dispose d’internet, d’électricité.</text:span></text:p>
        </text:list-item>
        <text:list-item>
          <text:p text:style-name="P22"><text:span text:style-name="Strong_20_Emphasis"><text:span text:style-name="T16">Plan économique</text:span></text:span></text:p>
          <text:p text:style-name="P22"><text:span text:style-name="Strong_20_Emphasis"><text:span text:style-name="T17">Savoir si le budget permet de faire notre evenement. Réfléchir à éviter des coûts superflux. </text:span></text:span></text:p>
          <text:p text:style-name="P22"><text:span text:style-name="Strong_20_Emphasis"><text:span text:style-name="T17">Exemple : Eviter d’acheter une machine trop puissante qui couterais plus cher, louer une salle </text:span></text:span><text:span text:style-name="Strong_20_Emphasis"><text:span text:style-name="T18">trop cher alors qu’il y en a avec les même spécificités qui couteraient moins.</text:span></text:span></text:p>
        </text:list-item>
        <text:list-item>
          <text:p text:style-name="P22"><text:span text:style-name="Strong_20_Emphasis">Efficacité et optimisation</text:span><text:span text:style-name="T19"><text:line-break/>L’idée, c’est de calibrer les choix en fonctions de ce que ça coûte, ce que ça offre, et de comparer les solutions trouvées pour différntes situations. Après quoi, plus qu’à mettre en place ce qui a été décidé</text:span></text:p>
          <text:p text:style-name="P23">Exemple : Choisir plusieurs machine pour heberger le serveur. En sachant qu’on a besoin d’un bon processeur, mais pas d’une trop bonne carte graphique, on a comparé ces machinse et on a choisi celle avec le processeur le plus adapté à l’hebergement local de serveur. <text:span text:style-name="T20">Sinon ca peut être juste au niveau du choix de la salle et comparer toute les salles qu’on a par rapport à ce qu’elles coutent et ce qu’elles offrent dont on a plus ou moins besoins par rapport au cours.</text:span></text:p>
          <text:p text:style-name="P24"/>
        </text:list-item>
      </text:list>
      <text:h text:style-name="P20" text:outline-level="3">Compétence de décision</text:h>
      <text:p text:style-name="P25">On décide en groupe. <text:line-break/>Le chef de groupe tranche s’il y a divergences d’opinions trop importante.</text:p>
      <text:p text:style-name="P26"/>
      <text:h text:style-name="P20" text:outline-level="3">Justification de la décision</text:h>
      <text:p text:style-name="P21">Avant toute prise de décision, il est nécessaire de :</text:p>
      <text:list text:style-name="L7">
        <text:list-item>
          <text:p text:style-name="P27"><text:span text:style-name="Strong_20_Emphasis">Définir clairement les besoins et les objectifs</text:span> du projet. <text:span text:style-name="T21">Là </text:span><text:span text:style-name="T22">pour</text:span><text:span text:style-name="T21"> notre cas on avais besoin d’un frigo pour les boissons, d’un pc pour le serveur local et d’assez d’electricité pour les PC de tous les participants.</text:span></text:p>
        </text:list-item>
        <text:list-item>
          <text:p text:style-name="P28"><text:span text:style-name="Strong_20_Emphasis">Comparer les différentes solutions</text:span> possibles selon les critères de faisabilité, de coût et d’efficacité, <text:span text:style-name="T23">défini plus tôt. <text:s/></text:span><text:span text:style-name="T24">Dans notre cas, il fallait comparer les machines d’hebergement serveur, les salles qui avaient (ou pas) l’électricité ou encore les traiteur qui pouvaient nous envoyer les marchandise dont on avais besoins </text:span><text:span text:style-name="T22">pour le moins cher.</text:span></text:p>
          <text:p text:style-name="P28"/>
          <text:p text:style-name="P28">La décision retenue doit être <text:span text:style-name="Strong_20_Emphasis">logiquement justifiée</text:span> par le fait que :</text:p>
        </text:list-item>
      </text:list>
      <text:list text:style-name="L8">
        <text:list-header>
          <text:p text:style-name="P29"/>
        </text:list-header>
        <text:list-item>
          <text:p text:style-name="P29">Les <text:span text:style-name="Strong_20_Emphasis">avantages</text:span> qu’elle apporte sont <text:span text:style-name="Strong_20_Emphasis">supérieurs à ses inconvénients</text:span>.</text:p>
          <text:list>
            <text:list-item>
              <text:p text:style-name="P30">Pour comparer on fait un tableau classique : Avantage / Inconvénient.</text:p>
              <text:p text:style-name="P30"/>
            </text:list-item>
          </text:list>
        </text:list-item>
        <text:list-item>
          <text:p text:style-name="P29">Ses <text:span text:style-name="Strong_20_Emphasis">points positifs</text:span> sont <text:span text:style-name="Strong_20_Emphasis">plus significatifs</text:span> que ceux des autres solutions envisagées.</text:p>
          <text:list>
            <text:list-item>
              <text:p text:style-name="P31">Là, on met côte à côte <text:span text:style-name="T25">les tableaux de comparaisons</text:span></text:p>
            </text:list-item>
          </text:list>
        </text:list-item>
      </text:list>
      <text:p text:style-name="P32">Pour résumer : </text:p>
      <text:p text:style-name="P32">1. On défini ce qu’on veut</text:p>
      <text:p text:style-name="P32">2. On défini ce qu’on peut avoir ou qu’on a</text:p>
      <text:p text:style-name="P32">3. On se pose la question des avantages et inconvenients par rapport à ce qu’on a</text:p>
      <text:p text:style-name="P32">4. On compare les avantages et inconvénients.</text:p>
      <text:p text:style-name="P33">5. On prend la décision par rapport à ce qui <text:s/>marche le mieux par rapport à notre situation.</text:p>
      <text:p text:style-name="P34"/>
      <text:h text:style-name="P35" text:outline-level="2">Réalisation du mandat</text:h>
      <text:h text:style-name="P36" text:outline-level="3">Conséquences d’une modification de la planification</text:h>
      <text:p text:style-name="P37">Toute modification apportée à la planification peut avoir des répercussions plus ou moins importantes sur le déroulement global du mandat.</text:p>
      <text:p text:style-name="P38">Si la modification <text:span text:style-name="Strong_20_Emphasis">n’a pas été anticipée</text:span>, il peut être nécessaire de <text:span text:style-name="Strong_20_Emphasis">revoir l’ensemble des délais</text:span> et d’ajuster certaines tâches pour maintenir la cohérence du projet.</text:p>
      <text:p text:style-name="P39">Si on loue une salle pour se <text:s/>rendre compte à la dernière minute qu’il n’y a pas de frigo, on va être embêtés avec les boissons.</text:p>
      <text:p text:style-name="P40"><text:line-break/>Certains aspects de la planification peuvent être <text:span text:style-name="Strong_20_Emphasis">recalibrés facilement</text:span> afin de respecter le calendrier, le budget ou les ressources disponibles.</text:p>
      <text:p text:style-name="P41">Pour le cas du frigos, on peut immaginer ramener une glaciaire, mais bon ça coutera de l’argent.</text:p>
      <text:p text:style-name="P40"><text:line-break/>Cependant, d’autres éléments, s’ils sont négligés ou mal réévalués, peuvent entraîner <text:span text:style-name="Strong_20_Emphasis">des retards considérables</text:span> et <text:span text:style-name="Strong_20_Emphasis">une révision complète du budget</text:span>.</text:p>
      <text:p text:style-name="P42">Si là on a une salle sans électricité, il faut carrément trouver une salle qui en a, et clairement déplacer l’evenement.</text:p>
      <text:p text:style-name="P42"/>
      <text:p text:style-name="P37">Dans le cas de <text:span text:style-name="Strong_20_Emphasis">modifications attendues</text:span> – c’est-à-dire des imprévus mineurs déjà envisagés dans la marge de sécurité – il suffit généralement de <text:span text:style-name="Strong_20_Emphasis">reprogrammer la tâche concernée</text:span> et de <text:span text:style-name="Strong_20_Emphasis">réajuster son positionnement</text:span> par rapport aux autres activités prévues.</text:p>
      <text:p text:style-name="P43">Par exemple, ça peut être un mod du modpack qui est buggés et qui fait crash le jeu, y’a juste a revenir sur la version du modpack d’avant.</text:p>
      <text:p text:style-name="P37"/>
      <text:p text:style-name="P44">Dans l’idée, on fait attention à prévoir le plus gros, on évite d’oublier des informations, et pour ce uqi peut inévitablement arriver, on planifie en fonction comme si c’était sûr que ces imprévus allaient arriv<text:span text:style-name="T26">er.</text:span></text:p>
      <text:p text:style-name="P45"/>
      <text:h text:style-name="P46" text:outline-level="2">Contrôle du projet</text:h>
      <text:h text:style-name="P47" text:outline-level="3">Le travail effectué est-il contrôlé par une tierce personne n’ayant pas participé à la réalisation ?</text:h>
      <text:p text:style-name="P48"><text:span text:style-name="Strong_20_Emphasis">Oui et non.</text:span></text:p>
      <text:p text:style-name="P49"><text:span text:style-name="Strong_20_Emphasis">Oui</text:span>, dans le sens où <text:span text:style-name="T27">on a besoin d’</text:span><text:span text:style-name="T28">avis externe</text:span><text:span text:style-name="T29"> </text:span><text:span text:style-name="T28">pour se faire une idée plus objective de ce qui a fonctionné et ce qui n’a pas fonctionné. </text:span><text:span text:style-name="T30">Ce qui permet, pour de futurs projets ou pour celui en cours, de savoir ce qu’on garde et ce qu’on recalibre pour correspondre aux préférences globales des participants.</text:span></text:p>
      <text:p text:style-name="P50"><text:span text:style-name="Strong_20_Emphasis">Non</text:span>, c<text:span text:style-name="T31">ar ça constitue plus des points de vue qu’un cahier des charge défini. </text:span></text:p>
      <text:p text:style-name="P50"><text:line-break/><text:span text:style-name="T31">Dans notre cas, le cahier des charge a été établis par l’équipe de manière indépendante (donc le groupe 5). </text:span><text:line-break/><text:span text:style-name="T32">C’est plus des conseils par rapport à comment devrait aller notre projet que de vrais ordre et de vraie directive données. En gros, la marge de manœuvre est extêmement large.</text:span></text:p>
      <text:p text:style-name="P51"/>
      <text:h text:style-name="P47" text:outline-level="3">Faut-il prendre des mesures d’amélioration en fonction des erreurs constatées ?</text:h>
      <text:p text:style-name="P48"><text:span text:style-name="Strong_20_Emphasis">Oui, dans la mesure du possible.</text:span><text:line-break/><text:span text:style-name="T33">Il y a des erreurs qui ne se corrigent pas vraiment, par exemple les exigences matérielles du modpacks ne peuvent pas être tant que ça changée à moins de totalement changer l’evenement.</text:span></text:p>
      <text:p text:style-name="P52">Mais on peut quand même alléger le modpack, donc on peut immaginer enlever des mods inutiles et permettre à plus de gens de jouer au modpack.</text:p>
      <text:p text:style-name="P51"/>
      <text:h text:style-name="P47" text:outline-level="3">La documentation est-elle mise à jour pour inclure les modifications apportées au projet ?</text:h>
      <text:p text:style-name="P53"/>
      <text:p text:style-name="P53">Oui, parce que sinon au final on ne comprend pas vraiment le projet si on change tout sans rien dire.</text:p>
      <text:p text:style-name="P5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120fd2" officeooo:paragraph-rsid="00120fd2"/>
    </style:style>
    <style:style style:name="MP2" style:family="paragraph" style:parent-style-name="Footer">
      <style:text-properties officeooo:rsid="00131135" officeooo:paragraph-rsid="00131135"/>
    </style:style>
    <style:style style:name="MT1" style:family="text">
      <style:text-properties officeooo:rsid="006cf8bd"/>
    </style:style>
    <style:style style:name="MT2" style:family="text">
      <style:text-properties officeooo:rsid="006de30d"/>
    </style:style>
    <style:style style:name="MT3" style:family="text">
      <style:text-properties officeooo:rsid="003b1d45"/>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EVA1B5_Quest</text:p>
      </style:header>
      <style:footer>
        <text:p text:style-name="MP2">Tiziano Dimo<text:tab/><text:tab/>Le <text:span text:style-name="MT1">1</text:span><text:span text:style-name="MT2">2 </text:span><text:span text:style-name="MT3">novembre 2025</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2.3.2$Linux_X86_64 LibreOffice_project/520$Build-2</meta:generator>
    <dc:date>2025-11-06T15:53:53.494597454</dc:date>
    <meta:editing-duration>PT2H59M17S</meta:editing-duration>
    <meta:editing-cycles>87</meta:editing-cycles>
    <meta:document-statistic meta:table-count="0" meta:image-count="0" meta:object-count="0" meta:page-count="6" meta:paragraph-count="80" meta:word-count="1457" meta:character-count="8608" meta:non-whitespace-character-count="7235"/>
  </office:meta>
</office:document-meta>
</file>